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90">
            <text:p>190.00</text:p>
          </table:table-cell>
          <table:table-cell table:style-name="ce83" office:value-type="float" office:value="7">
            <text:p>7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5">
            <text:p>25.00</text:p>
          </table:table-cell>
          <table:table-cell table:style-name="ce83" office:value-type="float" office:value="1">
            <text:p>1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50">
            <text:p>50.00</text:p>
          </table:table-cell>
          <table:table-cell table:style-name="ce83" office:value-type="float" office:value="4">
            <text:p>4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2011/12/29 19:59:01'  Actual 2011/12/29 19:11:24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/>
          </table:table-cell>
          <table:table-cell table:style-name="ce30">
            <text:p>Verification failed Expected '' Actual '2011/12/29 19:11:24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FAIL</text:p>
          </table:table-cell>
          <table:table-cell table:style-name="ce87">
            <text:p/>
          </table:table-cell>
          <table:table-cell table:style-name="ce88">
            <text:p>Verification Failed Expected Before Actual 'Before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/>
          </table:table-cell>
          <table:table-cell table:style-name="ce91">
            <text:p>Verification Failed Expected After Actual After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FAIL</text:p>
          </table:table-cell>
          <table:table-cell table:style-name="ce93">
            <text:p/>
          </table:table-cell>
          <table:table-cell table:style-name="ce94">
            <text:p>Verification Failed Expected During Actual During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